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Times New Roman1" svg:font-family="'Times New Roman'"/>
    <style:font-face style:name="Verdana" svg:font-family="Verdana, Helvetica, Arial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 style:master-page-name="">
      <style:paragraph-properties fo:text-align="end" style:justify-single-word="false" style:page-number="auto"/>
    </style:style>
    <style:style style:name="P2" style:family="paragraph" style:parent-style-name="Standard">
      <style:paragraph-properties fo:text-align="center" style:justify-single-word="false"/>
      <style:text-properties style:font-name="Cambria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Cambria"/>
    </style:style>
    <style:style style:name="P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Cambria"/>
    </style:style>
    <style:style style:name="P5" style:family="paragraph" style:parent-style-name="Standard">
      <style:paragraph-properties fo:margin-left="1.5in" fo:margin-right="0in" fo:line-height="150%" fo:text-align="start" style:justify-single-word="false" fo:text-indent="0in" style:auto-text-indent="false"/>
    </style:style>
    <style:style style:name="P6" style:family="paragraph" style:parent-style-name="Standard">
      <style:paragraph-properties fo:margin-left="1.5in" fo:margin-right="0in" fo:line-height="150%" fo:text-align="start" style:justify-single-word="false" fo:text-indent="0in" style:auto-text-indent="false"/>
      <style:text-properties style:font-name="Cambria"/>
    </style:style>
    <style:style style:name="P7" style:family="paragraph" style:parent-style-name="Standard">
      <style:paragraph-properties fo:margin-left="3in" fo:margin-right="0in" fo:line-height="150%" fo:text-align="start" style:justify-single-word="false" fo:text-indent="0in" style:auto-text-indent="false"/>
      <style:text-properties style:font-name="Cambria"/>
    </style:style>
    <style:style style:name="P8" style:family="paragraph" style:parent-style-name="Standard">
      <style:paragraph-properties fo:margin-left="3.0327in" fo:margin-right="0in" fo:line-height="150%" fo:text-align="start" style:justify-single-word="false" fo:text-indent="0in" style:auto-text-indent="false"/>
      <style:text-properties style:font-name="Cambria"/>
    </style:style>
    <style:style style:name="P9" style:family="paragraph" style:parent-style-name="Standard">
      <style:paragraph-properties fo:margin-left="1in" fo:margin-right="0in" fo:line-height="150%" fo:text-align="start" style:justify-single-word="false" fo:text-indent="0in" style:auto-text-indent="false"/>
    </style:style>
    <style:style style:name="P10" style:family="paragraph" style:parent-style-name="Standard">
      <style:paragraph-properties fo:margin-left="1in" fo:margin-right="0in" fo:line-height="150%" fo:text-align="start" style:justify-single-word="false" fo:text-indent="0in" style:auto-text-indent="false"/>
      <style:text-properties style:font-name="Cambria"/>
    </style:style>
    <style:style style:name="P11" style:family="paragraph" style:parent-style-name="Standard">
      <style:paragraph-properties fo:margin-left="1in" fo:margin-right="0in" fo:line-height="150%" fo:text-align="start" style:justify-single-word="false" fo:text-indent="0in" style:auto-text-indent="false"/>
      <style:text-properties style:font-weight-complex="bold"/>
    </style:style>
    <style:style style:name="P12" style:family="paragraph" style:parent-style-name="Standard">
      <style:paragraph-properties fo:margin-left="0.4075in" fo:margin-right="0in" fo:line-height="150%" fo:text-align="start" style:justify-single-word="false" fo:text-indent="0in" style:auto-text-indent="false"/>
      <style:text-properties style:font-name="Cambria"/>
    </style:style>
    <style:style style:name="P13" style:family="paragraph" style:parent-style-name="List_20_Paragraph">
      <style:paragraph-properties fo:margin-left="0.6575in" fo:margin-right="0in" fo:line-height="150%" fo:text-align="start" style:justify-single-word="false" fo:text-indent="0in" style:auto-text-indent="false"/>
      <style:text-properties style:font-name="Cambria"/>
    </style:style>
    <style:style style:name="P14" style:family="paragraph" style:parent-style-name="List_20_Paragraph">
      <style:paragraph-properties fo:margin-left="0.6575in" fo:margin-right="0in" fo:line-height="150%" fo:text-align="start" style:justify-single-word="false" fo:text-indent="0in" style:auto-text-indent="false"/>
    </style:style>
    <style:style style:name="P15" style:family="paragraph" style:parent-style-name="List_20_Paragraph">
      <style:paragraph-properties fo:margin-left="1.6575in" fo:margin-right="0in" fo:line-height="150%" fo:text-align="start" style:justify-single-word="false" fo:text-indent="0in" style:auto-text-indent="false"/>
      <style:text-properties style:font-name="Cambria"/>
    </style:style>
    <style:style style:name="P16" style:family="paragraph" style:parent-style-name="List_20_Paragraph">
      <style:paragraph-properties fo:margin-left="1.1575in" fo:margin-right="0in" fo:line-height="150%" fo:text-align="start" style:justify-single-word="false" fo:text-indent="0in" style:auto-text-indent="false"/>
      <style:text-properties style:font-name="Cambria"/>
    </style:style>
    <style:style style:name="P17" style:family="paragraph" style:parent-style-name="List_20_Paragraph">
      <style:paragraph-properties fo:margin-left="1.1575in" fo:margin-right="0in" fo:line-height="150%" fo:text-align="start" style:justify-single-word="false" fo:text-indent="0in" style:auto-text-indent="false"/>
    </style:style>
    <style:style style:name="P18" style:family="paragraph" style:parent-style-name="List_20_Paragraph" style:list-style-name="L1">
      <style:paragraph-properties fo:line-height="150%" fo:text-align="start" style:justify-single-word="false"/>
    </style:style>
    <style:style style:name="P19" style:family="paragraph" style:parent-style-name="List_20_Paragraph" style:list-style-name="L1">
      <style:paragraph-properties fo:line-height="150%" fo:text-align="start" style:justify-single-word="false"/>
      <style:text-properties style:font-name="Cambria"/>
    </style:style>
    <style:style style:name="P20" style:family="paragraph" style:parent-style-name="List_20_Paragraph" style:list-style-name="L1">
      <style:paragraph-properties fo:margin-left="0.5in" fo:margin-right="0in" fo:line-height="150%" fo:text-align="start" style:justify-single-word="false" fo:text-indent="0in" style:auto-text-indent="false"/>
      <style:text-properties style:font-name="Cambria"/>
    </style:style>
    <style:style style:name="P21" style:family="paragraph" style:parent-style-name="List_20_Paragraph">
      <style:paragraph-properties fo:margin-left="0.6575in" fo:margin-right="0in" fo:line-height="150%" fo:text-align="start" style:justify-single-word="false" fo:text-indent="0in" style:auto-text-indent="false"/>
      <style:text-properties style:font-name="Cambria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Cambria" fo:font-size="14pt" style:text-underline-style="solid" style:text-underline-width="auto" style:text-underline-color="font-color" style:font-size-asian="14pt" style:font-size-complex="14pt"/>
    </style:style>
    <style:style style:name="P23" style:family="paragraph" style:parent-style-name="Standard">
      <style:paragraph-properties fo:margin-left="1.5in" fo:margin-right="0in" fo:line-height="150%" fo:text-align="start" style:justify-single-word="false" fo:text-indent="0in" style:auto-text-indent="false"/>
      <style:text-properties style:font-name="Cambria"/>
    </style:style>
    <style:style style:name="P24" style:family="paragraph" style:parent-style-name="Standard">
      <style:paragraph-properties fo:margin-left="3in" fo:margin-right="0in" fo:line-height="150%" fo:text-align="start" style:justify-single-word="false" fo:text-indent="0in" style:auto-text-indent="false"/>
      <style:text-properties style:font-name="Cambria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Cambria"/>
    </style:style>
    <style:style style:name="P26" style:family="paragraph" style:parent-style-name="Standard">
      <style:paragraph-properties fo:margin-left="1in" fo:margin-right="0in" fo:line-height="150%" fo:text-align="start" style:justify-single-word="false" fo:text-indent="0in" style:auto-text-indent="false"/>
    </style:style>
    <style:style style:name="T1" style:family="text">
      <style:text-properties style:font-name="Cambria"/>
    </style:style>
    <style:style style:name="T2" style:family="text">
      <style:text-properties style:font-name="Cambria" fo:font-style="italic" style:font-style-asian="italic" style:font-style-complex="italic"/>
    </style:style>
    <style:style style:name="T3" style:family="text">
      <style:text-properties style:font-name="Cambria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Cambria" fo:font-weight="bold" style:font-weight-asian="bold" style:font-weight-complex="bold"/>
    </style:style>
    <style:style style:name="T5" style:family="text">
      <style:text-properties style:font-name="Cambria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weight-complex="bold"/>
    </style:style>
    <style:style style:name="T13" style:family="text">
      <style:text-properties style:text-position="super 58%" style:font-name="Cambria"/>
    </style:style>
    <style:style style:name="T14" style:family="text">
      <style:text-properties style:text-position="super 58%" fo:font-style="italic" fo:font-weight="bold" style:font-style-asian="italic" style:font-weight-asian="bold" style:font-style-complex="italic"/>
    </style:style>
    <style:style style:name="T15" style:family="text">
      <style:text-properties fo:font-variant="normal" fo:text-transform="none" fo:color="#000000" style:font-name="Verdana" fo:font-size="7.5pt" fo:letter-spacing="normal" fo:font-style="normal" fo:font-weight="normal"/>
    </style:style>
    <style:style style:name="T16" style:family="text">
      <style:text-properties fo:font-variant="normal" fo:text-transform="none" fo:color="#000000" style:font-name="Verdana" fo:font-size="7.5pt" fo:letter-spacing="normal" fo:font-style="italic" fo:font-weight="normal" style:font-style-asian="italic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urriculum Vitae</text:p>
      <text:p text:style-name="P2"/>
      <text:list xml:id="list31666582" text:style-name="L1">
        <text:list-item>
          <text:p text:style-name="P19">Name:<text:tab/>Mohd Zamri Murah</text:p>
        </text:list-item>
      </text:list>
      <text:p text:style-name="P13"/>
      <text:list xml:id="list32433859" text:continue-numbering="true" text:style-name="L1">
        <text:list-item>
          <text:p text:style-name="P19">Date of Birth:<text:tab/>27 Febuary 1965</text:p>
        </text:list-item>
      </text:list>
      <text:p text:style-name="P4"/>
      <text:list xml:id="list32427076" text:continue-numbering="true" text:style-name="L1">
        <text:list-item>
          <text:p text:style-name="P19">I.C:<text:tab/><text:tab/>650227-03-5131</text:p>
        </text:list-item>
      </text:list>
      <text:p text:style-name="P4"/>
      <text:list xml:id="list32435986" text:continue-numbering="true" text:style-name="L1">
        <text:list-item>
          <text:p text:style-name="P19">Address:</text:p>
          <text:list>
            <text:list-item>
              <text:list>
                <text:list-header>
                  <text:p text:style-name="P19">Jabatan Sains Dan Pengurusan Sistem</text:p>
                </text:list-header>
              </text:list>
            </text:list-item>
          </text:list>
        </text:list-item>
      </text:list>
      <text:p text:style-name="P6">(Department of System and Management Science)</text:p>
      <text:p text:style-name="P6">Fakulti Teknologi dan Sains Maklumat</text:p>
      <text:p text:style-name="P6">Universiti Kebangsaan Malaysia</text:p>
      <text:p text:style-name="P6">43600 Bangi</text:p>
      <text:p text:style-name="P6"/>
      <text:p text:style-name="P5"><text:span text:style-name="T1">Email: </text:span><text:a xlink:type="simple" xlink:href="mailto:zamri@ftsm.ukm.my"><text:span text:style-name="Internet_20_link"><text:span text:style-name="T1">zamri@ftsm.ukm.my</text:span></text:span></text:a></text:p>
      <text:p text:style-name="P6">Tel: 603-89266741</text:p>
      <text:p text:style-name="P6"/>
      <text:list xml:id="list32436528" text:continue-numbering="true" text:style-name="L1">
        <text:list-item>
          <text:p text:style-name="P19">Kursus Penilaian Tahap Kecekapan. PTK 3 ( tahap IV) (2003).</text:p>
        </text:list-item>
        <text:list-item>
          <text:p text:style-name="P19">Field of specialization:<text:tab/>Data Mining, Statistical Machine Learning &amp; Web services</text:p>
        </text:list-item>
        <text:list-item>
          <text:p text:style-name="P19">Academic qualification: BSc(Iowa), Msc(Iowa)</text:p>
        </text:list-item>
        <text:list-item>
          <text:p text:style-name="P19">Position:</text:p>
          <text:list>
            <text:list-item>
              <text:list>
                <text:list-header>
                  <text:p text:style-name="P19">Lecturer</text:p>
                </text:list-header>
              </text:list>
            </text:list-item>
          </text:list>
        </text:list-item>
      </text:list>
      <text:p text:style-name="P6">Fakulti Teknologi Sains Maklumat</text:p>
      <text:p text:style-name="P6">Universiti Kebangsaan Malaysia</text:p>
      <text:p text:style-name="P6">43600 Bangi</text:p>
      <text:p text:style-name="P6">Selangor</text:p>
      <text:p text:style-name="P6"/>
      <text:p text:style-name="P6">Researcher</text:p>
      <text:p text:style-name="P6">Center for Artificial Intelligent Technology ( CAIT)</text:p>
      <text:p text:style-name="P6">Universiti Kebangsaan Malaysia</text:p>
      <text:p text:style-name="P6">43600 Bangi</text:p>
      <text:p text:style-name="P6">Selangor</text:p>
      <text:p text:style-name="P6"/>
      <text:list xml:id="list32456185" text:continue-numbering="true" text:style-name="L1">
        <text:list-item>
          <text:p text:style-name="P19">Professional experiences:</text:p>
          <text:list>
            <text:list-item>
              <text:p text:style-name="P18"><text:span text:style-name="T1">Mei 1991 – now<text:tab/><text:tab/></text:span>Pensyarah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8">Jabatan Sains dan Pengurusan Sistem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tab/><text:tab/><text:tab/><text:tab/><text:tab/>Fakulti Teknologi Sains Maklumat</text:p>
      <text:p text:style-name="P4"><text:soft-page-break/><text:tab/><text:tab/><text:tab/><text:tab/><text:tab/>Univesiti Kebangsaan Malaysia</text:p>
      <text:p text:style-name="P7"/>
      <text:list xml:id="list32433707" text:continue-numbering="true" text:style-name="L1">
        <text:list-item>
          <text:list>
            <text:list-item>
              <text:p text:style-name="P19">Julai 2005 – Julai 2007<text:tab/>Penyelaras E-Pembelajaran (peringkat Universiti)</text:p>
            </text:list-item>
          </text:list>
        </text:list-item>
      </text:list>
      <text:p text:style-name="P4"><text:tab/><text:tab/><text:tab/><text:tab/><text:tab/>Pusat Teknologi Maklumat</text:p>
      <text:p text:style-name="P4"><text:tab/><text:tab/><text:tab/><text:tab/><text:tab/>Universiti Kebangsaan Malaysia</text:p>
      <text:p text:style-name="P8"/>
      <text:list xml:id="list32434720" text:continue-numbering="true" text:style-name="L1">
        <text:list-item>
          <text:list>
            <text:list-item>
              <text:p text:style-name="P19">1997-1999<text:tab/><text:tab/><text:tab/>Penyelaras</text:p>
            </text:list-item>
          </text:list>
        </text:list-item>
      </text:list>
      <text:p text:style-name="P4"><text:tab/><text:tab/><text:tab/><text:tab/><text:tab/>Program Sarjana Muda Teknologi Maklumat</text:p>
      <text:p text:style-name="P4"><text:tab/><text:tab/><text:tab/><text:tab/><text:tab/>Kerjasama Kolej MARA-FTSM</text:p>
      <text:p text:style-name="P7"/>
      <text:p text:style-name="P3"/>
      <text:list xml:id="list32452624" text:continue-numbering="true" text:style-name="L1">
        <text:list-item>
          <text:p text:style-name="P19">Numbers of postgraduate students supervised:</text:p>
          <text:list>
            <text:list-item>
              <text:p text:style-name="P19">Master:</text:p>
              <text:list>
                <text:list-item>
                  <text:p text:style-name="P19">Graduated: 4</text:p>
                  <text:list>
                    <text:list-item>
                      <text:p text:style-name="P18"><text:span text:style-name="T1">Yonhendrie, </text:span><text:span text:style-name="T2">Pembangunan enjin transliterasi berasaskan web untuk rumi-jawi.</text:span><text:span text:style-name="T1"> 2008.</text:span></text:p>
                    </text:list-item>
                    <text:list-item>
                      <text:p text:style-name="P18"><text:span text:style-name="T1">Basmi Ibrahim, </text:span><text:span text:style-name="T2">Sistem maklumat sekolah rendah</text:span><text:span text:style-name="T1">. 1998</text:span></text:p>
                    </text:list-item>
                    <text:list-item>
                      <text:p text:style-name="P18"><text:span text:style-name="T1">Thulasidha Nalla Kavadan, </text:span><text:span text:style-name="T2">Sistem maklumat klinik swasta</text:span><text:span text:style-name="T1">. 1998.</text:span></text:p>
                    </text:list-item>
                    <text:list-item>
                      <text:p text:style-name="P18"><text:span text:style-name="T1">Nik Rusilawati Nik Mustafa, </text:span><text:span text:style-name="T2">Pola pencarian maklumat di Internet</text:span><text:span text:style-name="T1">. 1998.</text:span></text:p>
                    </text:list-item>
                  </text:list>
                  <text:p text:style-name="P20"/>
                </text:list-item>
                <text:list-item>
                  <text:p text:style-name="P19">Internal examiner: 3</text:p>
                  <text:list>
                    <text:list-item>
                      <text:p text:style-name="P19">Intan Fazliana, Kajian penggunaan sistem rekod di Pejabat SUK Selangor, 2008.</text:p>
                    </text:list-item>
                    <text:list-item>
                      <text:p text:style-name="P18"><text:span text:style-name="T1">Kong Wei Keng, </text:span><text:span text:style-name="T2">Kajian kepuasan telekerja di kalangan pekerja</text:span><text:span text:style-name="T1">. 2007.</text:span></text:p>
                    </text:list-item>
                    <text:list-item>
                      <text:p text:style-name="P18"><text:span text:style-name="T1">Valluvan Vello, </text:span><text:span text:style-name="T2">Rangka kerja pengauditan sistem teknologi maklumat di Kementerian Pelajaran Malaysia</text:span><text:span text:style-name="T1">. 2005.</text:span></text:p>
                    </text:list-item>
                    <text:list-item>
                      <text:p text:style-name="P18"><text:span text:style-name="T1">Nordaliza Rosli, </text:span><text:span text:style-name="T2">Sistem khidmat meja bantuan berasaskan web</text:span><text:span text:style-name="T1">. 2005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32428677" text:continue-numbering="true" text:style-name="L1">
        <text:list-item>
          <text:p text:style-name="P19">Achievements / Award</text:p>
        </text:list-item>
      </text:list>
      <text:p text:style-name="P13"/>
      <text:p text:style-name="P9"><text:span text:style-name="T1">2009, </text:span><text:span text:style-name="T4">Pingat Emas</text:span><text:span text:style-name="T1">, </text:span><text:span text:style-name="T2">Design and Development of Web-Based Rumi-Jawi Transliteration Engine using XML-RPC</text:span><text:span text:style-name="T1">. <text:s/>ITEX 2009, Kuala Lumpur Convention Center, 2009.</text:span></text:p>
      <text:p text:style-name="P9"><text:span text:style-name="T1"/></text:p>
      <text:p text:style-name="P9"><text:span text:style-name="T1">2008, </text:span><text:span text:style-name="T4">Pingat Gangs</text:span><text:span text:style-name="T1">a (Bronze medal), </text:span><text:span text:style-name="T2">Design and development of rumi-jawi transliteration engine</text:span><text:span text:style-name="T1">. ITEX 2008, Kuala Lumpur Convention Center, 9-11 May 2008.</text:span></text:p>
      <text:p text:style-name="P10"/>
      <text:p text:style-name="P9"><text:span text:style-name="T1">2004, </text:span><text:span text:style-name="T4">Pingat Gangsa</text:span><text:span text:style-name="T1"> (Bronze medal), </text:span><text:span text:style-name="T2">Projek McMiner: Development of Knowledge Miner for Medical Records with NN Modelling</text:span><text:span text:style-name="T1">. Expo Science, Technology and Innovation 2004, Putra World Trade Centre, 27-29 Ogos 2004.</text:span></text:p>
      <text:p text:style-name="P10"/>
      <text:p text:style-name="P9"><text:soft-page-break/><text:span text:style-name="T1">2004, </text:span><text:span text:style-name="T4">Pingat Perak</text:span><text:span text:style-name="T1"> (Silver medal), </text:span><text:span text:style-name="T2">Development of Web-based medical data mining</text:span><text:span text:style-name="T1">. Expo Research and Innovation UKM, Universiti Kebangsaan Malaysia, 15-18 Julai 2004.</text:span></text:p>
      <text:p text:style-name="P10"/>
      <text:p text:style-name="P9"><text:span text:style-name="T1">2004, </text:span><text:span text:style-name="T4">Pingat Gangsa</text:span><text:span text:style-name="T1">(Bronze Medal), </text:span><text:span text:style-name="T2">Pembangunan pelombong cergas menggunakan teori set kasar keatas data pemakanan</text:span><text:span text:style-name="T1">. Expo Research and Innovation, Universiti Kebangsaan Malaysia, Malaysia.</text:span></text:p>
      <text:p text:style-name="P10"/>
      <text:p text:style-name="P9"><text:span text:style-name="T1">2003, </text:span><text:span text:style-name="T4">Pingat Emas</text:span><text:span text:style-name="T1"> (Gold Medal), </text:span><text:span text:style-name="T2">Development of web-based knowledge miner for medical records</text:span><text:span text:style-name="T1">. International Information Technology Symposium ( ITSIM 03), Kuala Lumpur, Malaysia.</text:span></text:p>
      <text:p text:style-name="P10"/>
      <text:p text:style-name="P9"><text:span text:style-name="T1">2000, </text:span><text:span text:style-name="T4">Anugerah Kreativiti Dan Innovasi</text:span><text:span text:style-name="T2">, Pembangunan sistem penulisan Jawi berasaskan TeX</text:span><text:span text:style-name="T1">., Universiti Kebangsaan Malaysia, December 2000.</text:span></text:p>
      <text:p text:style-name="P4"/>
      <text:list xml:id="list32444750" text:continue-numbering="true" text:style-name="L1">
        <text:list-item>
          <text:p text:style-name="P19">Specialization</text:p>
        </text:list-item>
      </text:list>
      <text:p text:style-name="P13"/>
      <text:list xml:id="list32446908" text:continue-numbering="true" text:style-name="L1">
        <text:list-item>
          <text:list>
            <text:list-item>
              <text:p text:style-name="P19">Statistical Data Mining &amp; Machine Learning</text:p>
            </text:list-item>
            <text:list-item>
              <text:p text:style-name="P19">Web development</text:p>
            </text:list-item>
          </text:list>
        </text:list-item>
      </text:list>
      <text:p text:style-name="P4"/>
      <text:list xml:id="list32427158" text:continue-numbering="true" text:style-name="L1">
        <text:list-item>
          <text:p text:style-name="P19">Researches</text:p>
          <text:list>
            <text:list-item>
              <text:p text:style-name="P19"><text:span text:style-name="T15">04-02-02-0004-EA004 , </text:span><text:span text:style-name="T16">THE DEVELOPMENT OF A WEB-BASED KNOWLEDGE MINER FOR MEDICAL DATA</text:span><text:span text:style-name="T15"> , 01-01-2002-31-07-2005 , Penyelidik Bersama.</text:span> </text:p>
            </text:list-item>
            <text:list-item>
              <text:p text:style-name="P18"><text:span text:style-name="T15">01-01-02-SF0306 , </text:span><text:span text:style-name="T16">DEVELOPMENT OF AUTOMATED MALAY-JAWI DOCUMENTS TRANSLITERATION WEB SERVICE USING XML-BASED PROTOCOL</text:span><text:span text:style-name="T15"> , 01-09-2007-01-12-2008 , Ketua Projek.</text:span><text:span text:style-name="T1"> </text:span></text:p>
            </text:list-item>
            <text:list-item>
              <text:p text:style-name="P18"><text:span text:style-name="T15">UKM-GUP-KRIB-18/2008 , Pembangunan dan Penilaian Program Peningkatan Literasi ICT di Kalangan Guru, Kakitangan dan Pelajar Terpilih SMKTTA , 01-06-2008-31-07-2010 , Penyelidik Bersama.</text:span><text:span text:style-name="T1"> </text:span></text:p>
            </text:list-item>
            <text:list-item>
              <text:p text:style-name="P18"><text:span text:style-name="T15">UKM-OUP-NBT-30-155/2008 , 01-06-2008 , 31-03-2009 , Ahli Kumpulan.</text:span><text:span text:style-name="T1"> </text:span></text:p>
            </text:list-item>
            <text:list-item>
              <text:p text:style-name="P18"><text:span text:style-name="T15">UKM-GUP-TMK-07-02-034 , The Development of JawiWARE , 01-10-2007-31-03-2010 , Penyelidik Bersama.</text:span><text:span text:style-name="T1"> </text:span></text:p>
            </text:list-item>
            <text:list-item>
              <text:p text:style-name="P18">Software Development And Maintenance Methodology: An End User Computing Approach<text:span text:style-name="T1">, </text:span>IRPA 04-02-02-0002<text:span text:style-name="T1">, 1999-1999. </text:span><text:span text:style-name="T4">Reseacher</text:span><text:span text:style-name="T1">.</text:span></text:p>
            </text:list-item>
          </text:list>
        </text:list-item>
      </text:list>
      <text:p text:style-name="P4"/>
      <text:p text:style-name="P16"/>
      <text:list xml:id="list32456778" text:continue-numbering="true" text:style-name="L1">
        <text:list-item>
          <text:p text:style-name="P19">Pengajaran</text:p>
          <text:list>
            <text:list-item>
              <text:p text:style-name="P19">2007-2008</text:p>
              <text:list>
                <text:list-item>
                  <text:p text:style-name="P19">TS1913<text:tab/>: Teknologi Maklumat </text:p>
                </text:list-item>
                <text:list-item>
                  <text:p text:style-name="P19">TM1913: Keusahawanan dan Teknologi Maklumat</text:p>
                </text:list-item>
                <text:list-item>
                  <text:p text:style-name="P19">TS3453: Persekitaran Klien-Pelayan</text:p>
                </text:list-item>
              </text:list>
            </text:list-item>
            <text:list-item>
              <text:p text:style-name="P19"><text:soft-page-break/>2006-2007</text:p>
              <text:list>
                <text:list-item>
                  <text:p text:style-name="P19">TS1913: Teknologi Maklumat </text:p>
                </text:list-item>
                <text:list-item>
                  <text:p text:style-name="P19">TS2003: Sistem Maklumat Perakaunan</text:p>
                </text:list-item>
                <text:list-item>
                  <text:p text:style-name="P19">TS3453: Persekitaran Klien-Pelayan</text:p>
                </text:list-item>
              </text:list>
            </text:list-item>
            <text:list-item>
              <text:p text:style-name="P19">2005-2006</text:p>
              <text:list>
                <text:list-item>
                  <text:p text:style-name="P19">TS1913: Teknologi Maklumat </text:p>
                </text:list-item>
                <text:list-item>
                  <text:p text:style-name="P19">TS2003: Sistem Maklumat Perakaunan</text:p>
                </text:list-item>
                <text:list-item>
                  <text:p text:style-name="P19">TC6413: Penerokaan Pengetahuan dan Perlombongan Data</text:p>
                </text:list-item>
              </text:list>
            </text:list-item>
            <text:list-item>
              <text:p text:style-name="P19">2004-2005</text:p>
              <text:list>
                <text:list-item>
                  <text:p text:style-name="P19">TZ1023: Pengaturcaraan untuk Sains Sosial</text:p>
                </text:list-item>
                <text:list-item>
                  <text:p text:style-name="P19">TS6033: Teknologi Maklumat dan persekitaran</text:p>
                </text:list-item>
              </text:list>
            </text:list-item>
            <text:list-item>
              <text:p text:style-name="P19">2003-2004</text:p>
              <text:list>
                <text:list-item>
                  <text:p text:style-name="P19">TM1913 – Teknologi Makumat dan persekitaran (2 set)</text:p>
                </text:list-item>
                <text:list-item>
                  <text:p text:style-name="P19">TM1913 - Keusahawan dan Teknologi Maklumat</text:p>
                </text:list-item>
                <text:list-item>
                  <text:p text:style-name="P19">TZ1023 – Pengaturcaraan untuk Sains Sosial</text:p>
                </text:list-item>
                <text:list-item>
                  <text:p text:style-name="P19">TS6373 – Sistem maklumat kewangan dan kawalan</text:p>
                </text:list-item>
              </text:list>
            </text:list-item>
          </text:list>
        </text:list-item>
        <text:list-item>
          <text:p text:style-name="P19">Penyeliaan (Sarjana Muda)</text:p>
          <text:list>
            <text:list-item>
              <text:p text:style-name="P19">2007-2008</text:p>
              <text:list>
                <text:list-item>
                  <text:p text:style-name="P19">Pembangunan perisian Web 2.0 berasasakan kerangka Zend.</text:p>
                </text:list-item>
                <text:list-item>
                  <text:p text:style-name="P18"><text:span text:style-name="T1">Pembangunan perisian Web 2.0 berasaskan </text:span><text:span text:style-name="T2">ruby on rails</text:span><text:span text:style-name="T1">.</text:span></text:p>
                </text:list-item>
                <text:list-item>
                  <text:p text:style-name="P19">Sistem ramalan saham/kadar tukaran wang asing berasaskan neural net.</text:p>
                </text:list-item>
                <text:list-item>
                  <text:p text:style-name="P19">Sistem pengecaman nombor poscod berasaskan neural net</text:p>
                </text:list-item>
              </text:list>
            </text:list-item>
            <text:list-item>
              <text:p text:style-name="P19">2006-2007</text:p>
              <text:list>
                <text:list-item>
                  <text:p text:style-name="P19">Perisian groupware berasaskan sumber terbuka. Khatijah Wan Alias.</text:p>
                </text:list-item>
                <text:list-item>
                  <text:p text:style-name="P19">FatwaBase: Sistem fatwa kebangsaan atas talian. Ummu Kalsom Latiff.</text:p>
                </text:list-item>
                <text:list-item>
                  <text:p text:style-name="P19">Penggunaan rangkaian neural dalam ramalan pasaran saham. Eui Ting Hock.</text:p>
                </text:list-item>
                <text:list-item>
                  <text:p text:style-name="P19">Sistem pakar diagnosis sakit jantung berasaskan prolog. New Chiu Yuet.</text:p>
                </text:list-item>
                <text:list-item>
                  <text:p text:style-name="P19">Sistem pengurusan aset untuk kilang pengeluaran plastik berasaskan web. Tham Siew Yin.</text:p>
                </text:list-item>
              </text:list>
            </text:list-item>
            <text:list-item>
              <text:p text:style-name="P19">2005-2006</text:p>
              <text:list>
                <text:list-item>
                  <text:p text:style-name="P19">Sistem tinjauan tahap kesihatan pelajar berasaskan web. Emily Singan.</text:p>
                </text:list-item>
                <text:list-item>
                  <text:p text:style-name="P19">Sistem jualan e-komers atas talian. Nurul Ayuni Mohamad Faisal.</text:p>
                </text:list-item>
                <text:list-item>
                  <text:p text:style-name="P19">Sistem tempahan restauran atas talian. Cheng Chin Sian.</text:p>
                </text:list-item>
                <text:list-item>
                  <text:p text:style-name="P19">Sistem maklumat pesakit untuk PDA berasaskan wireles. Wong Mung Ngai.</text:p>
                </text:list-item>
              </text:list>
            </text:list-item>
            <text:list-item>
              <text:p text:style-name="P19">2004-2005</text:p>
              <text:list>
                <text:list-item>
                  <text:p text:style-name="P19">Sistem E-Dagang berasaskan web. Zuhairah Zainal Abidin.</text:p>
                </text:list-item>
                <text:list-item>
                  <text:p text:style-name="P19">Sistem pemarkahan Sekolah Rendah berasaskan web. Suhaini Saroni.</text:p>
                </text:list-item>
                <text:list-item>
                  <text:p text:style-name="P19">Sistem Lesen Kenderaan berasaskan web. Mohd Saiful Nizam Mohd Yusoff.</text:p>
                </text:list-item>
              </text:list>
            </text:list-item>
            <text:list-item>
              <text:p text:style-name="P19"><text:soft-page-break/>2003-2004</text:p>
              <text:list>
                <text:list-item>
                  <text:p text:style-name="P19">Sistem pengundian berasaskan web. Chia Ying Hoong.</text:p>
                </text:list-item>
              </text:list>
            </text:list-item>
          </text:list>
        </text:list-item>
      </text:list>
      <text:p text:style-name="P12"/>
      <text:list xml:id="list32452184" text:continue-numbering="true" text:style-name="L1">
        <text:list-item>
          <text:p text:style-name="P19">Persidangan</text:p>
        </text:list-item>
      </text:list>
      <text:p text:style-name="P13"/>
      <text:p text:style-name="P13"><text:tab/></text:p>
      <text:p text:style-name="P9"><text:span text:style-name="T1">2009, International Computing and Electrical Engineering Conference, (ICEEI 2009), 7-9 Julai, Fakulti Teknologi Sains Maklumat, UKM. Peserta. </text:span></text:p>
      <text:p text:style-name="P9"><text:span text:style-name="T1"><text:s/></text:span></text:p>
      <text:p text:style-name="P9"><text:span text:style-name="T1">2008, </text:span><text:span text:style-name="T2">NOOR Global Knowledge Forum</text:span><text:span text:style-name="T1">, 22-25 June, Madinah, Saudi Arabia. </text:span><text:span text:style-name="T4">Pembentang</text:span><text:span text:style-name="T1">.</text:span></text:p>
      <text:p text:style-name="P10"/>
      <text:p text:style-name="P9"><text:span text:style-name="T1">2007, </text:span><text:span text:style-name="T2">National Innovation Conference and Exhibition (NICE 07)</text:span><text:span text:style-name="T1">, <text:s/>Putra World Trade Center, Kuala Lumpur. 26-30 November. </text:span><text:span text:style-name="T4">Peserta</text:span><text:span text:style-name="T1">.</text:span></text:p>
      <text:p text:style-name="P10"/>
      <text:p text:style-name="P9"><text:span text:style-name="T1">2007, </text:span><text:span text:style-name="T2">International Conference on Mathematical Science</text:span><text:span text:style-name="T1">, Hotel Equatorial, Bangi, Selangor. 28-29 November 2007. </text:span><text:span text:style-name="T4">Pembentang</text:span><text:span text:style-name="T1">.</text:span></text:p>
      <text:p text:style-name="P10"/>
      <text:p text:style-name="P9"><text:span text:style-name="T1">2007, </text:span><text:span text:style-name="T2">International Conference on Life-Long Learning</text:span><text:span text:style-name="T1">, Universiti Kebangsaan Malaysia, 25-26 November 2007. </text:span><text:span text:style-name="T4">Peserta</text:span><text:span text:style-name="T1">.</text:span></text:p>
      <text:p text:style-name="P10"/>
      <text:p text:style-name="P9"><text:span text:style-name="T1">2007, </text:span><text:span text:style-name="T2">Persidangan Aturcara Kebangsaan</text:span><text:span text:style-name="T1"> </text:span><text:span text:style-name="T2">2007</text:span><text:span text:style-name="T1">, Hotel Pan Pacific, KLIA, 5 December. </text:span><text:span text:style-name="T4">Peserta.</text:span></text:p>
      <text:p text:style-name="P10"/>
      <text:p text:style-name="P9"><text:span text:style-name="T1">2006, </text:span><text:span text:style-name="T2">International Conference on e-Learning</text:span><text:span text:style-name="T1">, Hotel Istana, Kuala Lumpur, Malaysia. 26-28 December 2006. </text:span><text:span text:style-name="T4">Pembentang</text:span><text:span text:style-name="T1">.</text:span></text:p>
      <text:p text:style-name="P10"/>
      <text:p text:style-name="P9"><text:span text:style-name="T1">2003, </text:span><text:span text:style-name="T2">International Conference on </text:span><text:span text:style-name="T7">Technology Symposium (ITSim 03), </text:span><text:span text:style-name="T12">Hotel Istana, Kuala Lumpur. 2003. </text:span><text:span text:style-name="T10">Peserta</text:span><text:span text:style-name="T12">.</text:span></text:p>
      <text:p text:style-name="P11"/>
      <text:p text:style-name="P9">2003, <text:span text:style-name="T6">International Conference on Computer Integrated System</text:span>. UNITEN. 20003.<text:span text:style-name="T1"> P</text:span><text:span text:style-name="T4">embentang</text:span><text:span text:style-name="T1">.</text:span></text:p>
      <text:p text:style-name="P10"/>
      <text:p text:style-name="P9">2003, <text:span text:style-name="T6">Second National Conference on Cognitive Science</text:span>. 2003.<text:span text:style-name="T1"> UNIMAS</text:span><text:span text:style-name="T4">, Pembentang</text:span><text:span text:style-name="T1">.</text:span></text:p>
      <text:p text:style-name="P10"/>
      <text:p text:style-name="P9"><text:span text:style-name="T1">1999, International Conference on Information Technlogy and Multimedia, UNITEN. </text:span><text:span text:style-name="T4">Peserta</text:span><text:span text:style-name="T1">.</text:span></text:p>
      <text:p text:style-name="P10"/>
      <text:p text:style-name="P9"><text:soft-page-break/><text:span text:style-name="T1">1997, Fourth Annual Conference of Asia Pacific Finance Association, PWTC, Kuala Lumpur. </text:span><text:span text:style-name="T4">Peserta.</text:span></text:p>
      <text:p text:style-name="P4"/>
      <text:list xml:id="list32440046" text:continue-numbering="true" text:style-name="L1">
        <text:list-item>
          <text:p text:style-name="P18"><text:span text:style-name="T1">Bengkel/Seminar</text:span></text:p>
          <text:list>
            <text:list-item>
              <text:p text:style-name="P18"><text:span text:style-name="T1">2009, </text:span><text:span text:style-name="T4">Forum on International Domain Name</text:span><text:span text:style-name="T1">, 9-10 Julai, Cyberjaya. </text:span><text:span text:style-name="T5">Ahli Panel</text:span><text:span text:style-name="T4">.</text:span></text:p>
            </text:list-item>
            <text:list-item>
              <text:p text:style-name="P18"><text:span text:style-name="T1">2009, </text:span><text:span text:style-name="T4">Seminar hasil penyelidikan pembangunan usahawan</text:span><text:span text:style-name="T1">, 2-3 Mac, 2009, Shah Alam, Selangor, Peserta.</text:span></text:p>
            </text:list-item>
            <text:list-item>
              <text:p text:style-name="P18"><text:span text:style-name="T1">2008, 2</text:span><text:span text:style-name="T13">nd</text:span><text:span text:style-name="T1">. </text:span><text:span text:style-name="T3">Asia Pacific Trusted Infrastructure Summer School</text:span><text:span text:style-name="T1"> (APTISS 2008), 11-15 Ogos, Shah Alam, Malaysia.</text:span></text:p>
            </text:list-item>
            <text:list-item>
              <text:p text:style-name="P18"><text:span text:style-name="T1">2008, </text:span><text:span text:style-name="T3">Actuarial Modelling and Risk Management</text:span><text:span text:style-name="T1">, 22 May, UKM.</text:span></text:p>
            </text:list-item>
            <text:list-item>
              <text:p text:style-name="P18"><text:span text:style-name="T1">2008, </text:span><text:span text:style-name="T3">Bengkel Web Services</text:span><text:span text:style-name="T1">, 18-22 January, 2008. Fakulti Teknologi Sains Maklumat.</text:span></text:p>
            </text:list-item>
            <text:list-item>
              <text:p text:style-name="P18"><text:span text:style-name="T1">2007, </text:span><text:span text:style-name="T3">Seminar Hidden Markov</text:span><text:span text:style-name="T1">, 11-13 December 2007. Universiti Teknologi Malaysia, Jalan Semarak, Kuala Lumpur.</text:span></text:p>
            </text:list-item>
            <text:list-item>
              <text:p text:style-name="P18"><text:span text:style-name="T1">2007, </text:span><text:span text:style-name="T3">Seminar Particles Swarm Optimization</text:span><text:span text:style-name="T1">, Prof. Andreis Engelbrecht, November 22-23, 2007. Universiti Kebangsaan Malaysia.</text:span></text:p>
            </text:list-item>
            <text:list-item>
              <text:p text:style-name="P18"><text:span text:style-name="T1">2007, </text:span><text:span text:style-name="T3">Seminar Ant Colony Optimization</text:span><text:span text:style-name="T1">, Prof. Martin Middendorf, November 2007. Universiti Kebangsaan Malaysia.</text:span></text:p>
            </text:list-item>
            <text:list-item>
              <text:p text:style-name="P19">2007, Seminar pemantapan Jabatan Sains dan Pengurusan Sistem, (Mantap 07). Hotel Shangri-La, Putrajaya.</text:p>
            </text:list-item>
            <text:list-item>
              <text:p text:style-name="P18"><text:span text:style-name="T1">2007, </text:span><text:span text:style-name="T3">Bengkel Computational Algebra</text:span><text:span text:style-name="T1">, Prof Robert Steinberg, October, Fakulti Teknologi Sains Maklumat, Uniersiti Kebangsaan Malaysia.</text:span></text:p>
            </text:list-item>
            <text:list-item>
              <text:p text:style-name="P18"><text:span text:style-name="T1">2007, </text:span><text:span text:style-name="T3">Bengkel Web 2.0</text:span><text:span text:style-name="T1">, Julai 2007. InfoTech, Petaling Jaya, Kuala Lumpur.</text:span></text:p>
            </text:list-item>
            <text:list-item>
              <text:p text:style-name="P19">2006, Seminar pemantapan Jabatan Sains dan Pengurusan Sistem, (Mantap 06). Hotel Federal, Kuala Lumpur.</text:p>
            </text:list-item>
            <text:list-item>
              <text:p text:style-name="P18"><text:span text:style-name="T1">2006, </text:span><text:span text:style-name="T2">Bengkel Pembangunan perisian berasaskan sumber terbuka</text:span><text:span text:style-name="T1">. Pusat Teknologi Maklumat, UKM. </text:span><text:span text:style-name="T4">Pembentang</text:span><text:span text:style-name="T1">.</text:span></text:p>
            </text:list-item>
            <text:list-item>
              <text:p text:style-name="P18"><text:span text:style-name="T12">2005, </text:span><text:span text:style-name="T8">Seminar on Knowledge Management</text:span><text:span text:style-name="T1">, 2005, Hotel Marriot, PutraJaya.</text:span></text:p>
            </text:list-item>
            <text:list-item>
              <text:p text:style-name="P19">2005, Seminar pemantapan Jabatan Sains dan Pengurusan Sistem, (Mantap 05). Kuantan, Pahang.</text:p>
            </text:list-item>
            <text:list-item>
              <text:p text:style-name="P18"><text:span text:style-name="T1">2004, </text:span><text:span text:style-name="T3">Learning with Support Vector Machine</text:span><text:span text:style-name="T1">, Prof. Alex Smola, Julai 2004. Bintang Royale, Kuala Lumpur.</text:span></text:p>
            </text:list-item>
            <text:list-item>
              <text:p text:style-name="P18">2004, <text:span text:style-name="T9">Data Mining Using Decision Tree</text:span><text:span text:style-name="T1">, Prof. Dan Steinberg, 2004. Rating Agency of Malaysia, Kuala Lumpur.</text:span></text:p>
            </text:list-item>
            <text:list-item>
              <text:p text:style-name="P18"><text:span text:style-name="T12">2004, </text:span><text:span text:style-name="T8">The 6</text:span><text:span text:style-name="T14">th</text:span><text:span text:style-name="T8">. CO-EXIST-SEA WORKSHOP</text:span><text:span text:style-name="T12">, Kementerian Sains, Teknologi dan Inovasi, Malaysia (MOSTI)</text:span><text:span text:style-name="T1">, 2004. <text:s/>Kuala Lumpur.</text:span></text:p>
            </text:list-item>
            <text:list-item>
              <text:p text:style-name="P18">2004, <text:span text:style-name="T9">Modelling with UML using Rational Rose</text:span><text:span text:style-name="T1">, 2004. <text:s/>Universiti Teknologi Malaysia (UNITEM).</text:span></text:p>
            </text:list-item>
            <text:list-item>
              <text:p text:style-name="P18"><text:span text:style-name="T1">2004, </text:span><text:span text:style-name="T3">Websphere development</text:span><text:span text:style-name="T1">, 2004. Universiti Teknologi Malaysia (UNITEM).</text:span></text:p>
            </text:list-item>
            <text:list-item>
              <text:p text:style-name="P19"><text:soft-page-break/>2004, <text:span text:style-name="T11">Asean Communication and Multimedia Expo and Forum</text:span>. MIECC, Kuala Lumpur.</text:p>
            </text:list-item>
            <text:list-item>
              <text:p text:style-name="P19">2004, <text:span text:style-name="T11">Annual education and research conference</text:span>. PWTC, Kuala Lumpur.</text:p>
            </text:list-item>
            <text:list-item>
              <text:p text:style-name="P19">2004, <text:span text:style-name="T11">Seminar pemantapan Jabatan Sains dan Pengurusan Sistem</text:span>, (Mantap 04). Pulau Pinang.</text:p>
            </text:list-item>
          </text:list>
        </text:list-item>
      </text:list>
      <text:p text:style-name="P16"/>
      <text:list xml:id="list32447103" text:continue-numbering="true" text:style-name="L1">
        <text:list-item>
          <text:p text:style-name="P19">Penerbitan</text:p>
          <text:list>
            <text:list-item>
              <text:p text:style-name="P19">Buku/Pengarang</text:p>
              <text:list>
                <text:list-item>
                  <text:p text:style-name="P18"><text:span text:style-name="T2">Proseding Seminar Kebangsaan e-Pembelajaran</text:span><text:span text:style-name="T1">, Disember 2006. Siti Rahayah Ariffin, Norazah Mohd. Nordin, Andul Ghafur Ahmad, Mohamed Amin Embi, </text:span><text:span text:style-name="T4">Mohd Zamri Murah</text:span><text:span text:style-name="T1">. Penerbit UKM. 2007.</text:span></text:p>
                </text:list-item>
              </text:list>
            </text:list-item>
            <text:list-item>
              <text:p text:style-name="P19">Bab dalam buku</text:p>
              <text:list>
                <text:list-item>
                  <text:p text:style-name="P18"><text:span text:style-name="T1"><text:s/></text:span><text:span text:style-name="T4">Mohd Zamri Murah</text:span><text:span text:style-name="T1">. </text:span><text:span text:style-name="T2">Satu tinjauan pelaksanaan dan penggunaan e-Pembelajaran di Universiti Kebangsaan Malaysia. </text:span><text:span text:style-name="T1">Pegagogi dan pembangunan e-Pembelajaran di Institusi Pengajian Tinggi. Penyunting: Siri Rahayah Ariffin, </text:span><text:span text:style-name="T1">Norazah Mohd. Nordin. Pusat Pembangunan Akademik, Universiti Kebangsaan Malaysia. 2007.</text:span></text:p>
                </text:list-item>
              </text:list>
            </text:list-item>
            <text:list-item>
              <text:p text:style-name="P19">Buku </text:p>
              <text:list>
                <text:list-item>
                  <text:p text:style-name="P18"><text:span text:style-name="T4">Mohd Zamri Murah</text:span><text:span text:style-name="T1">, Abdul Razak Hamdan, Mohd Shanuddin Zakaria, Yazrina Yahya, 2002. </text:span><text:span text:style-name="T2">Pengenalan Teknologi Maklumat</text:span><text:span text:style-name="T1">, McGraw-Hill.</text:span></text:p>
                </text:list-item>
              </text:list>
            </text:list-item>
          </text:list>
        </text:list-item>
      </text:list>
      <text:p text:style-name="P15"/>
      <text:list xml:id="list32425903" text:continue-numbering="true" text:style-name="L1">
        <text:list-item>
          <text:list>
            <text:list-item>
              <text:list>
                <text:list-item>
                  <text:p text:style-name="P18"><text:span text:style-name="T4">Mohd Zamri Murah</text:span><text:span text:style-name="T1">, Abdul Razak Hamdan, Mohd Shanuddin Zakaria, Yazrina Yahya, Mohamad Faidzul Nasruddin, Mohd Zakree Ahmad Nazri, 2004. </text:span><text:span text:style-name="T2">Teknologi Maklumat</text:span><text:span text:style-name="T1">, Edisi ke-2, McGraw-Hill.</text:span></text:p>
                </text:list-item>
              </text:list>
            </text:list-item>
          </text:list>
        </text:list-item>
      </text:list>
      <text:p text:style-name="P15"/>
      <text:list xml:id="list32442741" text:continue-numbering="true" text:style-name="L1">
        <text:list-item>
          <text:list>
            <text:list-item>
              <text:p text:style-name="P19">Jurnal tempatan</text:p>
              <text:list>
                <text:list-item>
                  <text:p text:style-name="P18"><text:span text:style-name="T11">Mohd Zamri Murah</text:span>.<text:span text:style-name="T6"> Prototaip Sistem Rumi-Jawi berasaskan komponen</text:span>. Jurnal Dewan Bahasa. Dewan Bahasa Dan Pustaka. Mei. 2000.</text:p>
                </text:list-item>
                <text:list-item>
                  <text:p text:style-name="P18"><text:span text:style-name="T11">Mohd Zamri Murah</text:span>. <text:span text:style-name="T6">Prototaip Istilah Dalam Talian</text:span>. Jurnal Dewan Bahasa. Dewan Bahasa Dan Pustaka. September. 2000.</text:p>
                </text:list-item>
                <text:list-item>
                  <text:p text:style-name="P18"><text:span text:style-name="T11">Mohd Zamri Murah</text:span>. <text:span text:style-name="T6">Jawi dan UTF-8</text:span>. Jurnal Dewan Bahasa. Dewan Bahasa Dan Pustaka. September. 2002<text:span text:style-name="T1">.</text:span></text:p>
                </text:list-item>
              </text:list>
            </text:list-item>
            <text:list-item>
              <text:p text:style-name="P19">Persidangan kebangsaan </text:p>
              <text:list>
                <text:list-item>
                  <text:p text:style-name="P18">Mohd Amzari Aziz, Siti Norul Huda Syeikh Abdullah, Azuraliza Abu Bakar, Abdul Razak Hamdan, Maryati Yusof, Khairuddin Omar, Shahrul Azman Mohd Noh, <text:span text:style-name="T11">Mohd Zamri Murah</text:span>, Noor Lailani Nawawi. <text:span text:style-name="T6">Data Mining Task And Techniques</text:span>. Seminar Sistem pengesanan tahap kualiti minyak dan perlombongan data. September 2003<text:span text:style-name="T1">.</text:span></text:p>
                </text:list-item>
                <text:list-item>
                  <text:p text:style-name="P18">Mohd Zamri Murah. <text:span text:style-name="T6">Data Mining: From Data to Decision</text:span>. Seminar Siswazah FTSM. 2002<text:span text:style-name="T1">.</text:span></text:p>
                </text:list-item>
                <text:list-item>
                  <text:p text:style-name="P18"><text:soft-page-break/>Aziz Deraman, Abdul Razak Hamdan, Abdullah Mohd Zin, <text:span text:style-name="T11">Mohd Zamri Murah</text:span>, Kasmiran Jumari, Abdul Rashid Abdul Rahim. <text:span text:style-name="T6">Software Development and Maintenance Methodology: An User Computing Approach</text:span>. 1999. Seminar IRPA, IRPA 04-02-02-0002.</text:p>
                </text:list-item>
                <text:list-item>
                  <text:p text:style-name="P18">Aziz Deraman, Abdul Razak Hamdan, Abdullah Mohd Zin, <text:span text:style-name="T11">Mohd Zamri Murah</text:span>, Kasmiran Jumari, Abdul Rashid Abdul Rahim.<text:span text:style-name="T1"> Piawaian </text:span><text:span text:style-name="T2">perancangan strategik teknologi maklumat.</text:span><text:span text:style-name="T1"> </text:span>Seminar IRPA , IRPA 04-02-02-0002.</text:p>
                </text:list-item>
                <text:list-item>
                  <text:p text:style-name="P18"><text:span text:style-name="T11">Mohd Zamri Murah</text:span>. <text:span text:style-name="T6">Takaful Insurance</text:span>. Seminar Institut Statistik Malaysia. 1995. Universiti Utara Malaysia<text:span text:style-name="T1">.</text:span></text:p>
                </text:list-item>
                <text:list-item>
                  <text:p text:style-name="P18"><text:span text:style-name="T11">Mohd Zamri Murah</text:span><text:span text:style-name="T1">. </text:span><text:span text:style-name="T2">Actuarial Risk Model</text:span><text:span text:style-name="T1">. </text:span>Seminar Institut Statistik Malaysia. 1993. Universiti Utara Malaysia<text:span text:style-name="T1">.</text:span></text:p>
                </text:list-item>
              </text:list>
            </text:list-item>
            <text:list-item>
              <text:p text:style-name="P19">Persidangan antarabangsa</text:p>
              <text:list>
                <text:list-item>
                  <text:p text:style-name="P18"><text:span text:style-name="T4">Mohd Zamri Murah</text:span><text:span text:style-name="T1">, Mohamad Faidzul Nasrudin, Khairuddin Omar. Medical data mining with R. Madinah Knowledge Conference. 25-27 March 2008.</text:span></text:p>
                </text:list-item>
                <text:list-item>
                  <text:p text:style-name="P18"><text:span text:style-name="T1">Mohamad Faidzul Nasrudin, Khairuddin Omar, </text:span><text:span text:style-name="T4">Mohd Zamri Murah</text:span><text:span text:style-name="T1">. </text:span><text:span text:style-name="T2">Development of JAWIware</text:span><text:span text:style-name="T1">. International Conference on Mathematical Science. December 2007. Hotel Equatorial, Bangi, Selangor, Malaysia.</text:span></text:p>
                </text:list-item>
                <text:list-item>
                  <text:p text:style-name="P18"><text:span text:style-name="T4">Mohd Zamri Murah</text:span><text:span text:style-name="T1">, Suzilawati Ismail, Shanudin Zakaria, Othman Abdul Karim. </text:span><text:span text:style-name="T2">Tinjauan pelaksanan e-pembelajaran di Universiti Kebangsaan Malaysia</text:span><text:span text:style-name="T1">. International Conference on e-Learning, December 2006. Hotel Vistana, Kuala Lumpur.</text:span></text:p>
                </text:list-item>
                <text:list-item>
                  <text:p text:style-name="P18"><text:span text:style-name="T1">Siti Norul Huda Sheikh Abdullah, Abdul Razak Hamdan, Maryati Yusof, Khairuddin Omar, Shahrul Azman Mohd Noah, </text:span><text:span text:style-name="T4">Mohd Zamri Murah</text:span><text:span text:style-name="T1">, Balwant Singh Gendeh, Abdullah Sani Muhammed, Mohammad Amzari Aziz, Nuranisak Amerudin, Nurlailani, Nurazlin Sarun. </text:span><text:span text:style-name="T2">An approach to mining nutrition database using rough sets.</text:span><text:span text:style-name="T1"> Proceedings of Advanced Technology Congress 2003, International Conference on Computer Integrated System. 20-21 Mei 2003, Hotel Marriot, PutraJaya.</text:span></text:p>
                </text:list-item>
                <text:list-item>
                  <text:p text:style-name="P18"><text:span text:style-name="T1">Siti Norul Huda Sheikh Abdullah, Abdul Razak Hamdan, Maryati Yusof, Khairuddin Omar, Shahrul Azman Mohd Noah, </text:span><text:span text:style-name="T4">Mohd Zamri Murah</text:span><text:span text:style-name="T1">, Balwant Singh Gendeh, Abdullah Sani Muhammed, Mohammad Amzari Aziz, Nuranisak Amerudin, Nurlailani, Nurazlin Sarun. </text:span><text:span text:style-name="T2">Malaysian Case: Preliminary study in mining retrospective and prospective medical data</text:span><text:span text:style-name="T1">. Proceedings of Advanced Technology Congress 2003, International Conference on Computer Integrated System. 20-21 Mei 2003, Hotel Marriot, PutraJaya.</text:span></text:p>
                </text:list-item>
                <text:list-item>
                  <text:p text:style-name="P18">Abdul Razak Hamdan, Siti Norul Huda Abdullah, Mohamad Amzari, Abdullah Sani, Balwant Singh Gendeh, <text:span text:style-name="T11">Mohd Zamri Murah</text:span>, Khairuddin Omar, Shahrul Azman Mohd Noh. <text:span text:style-name="T6">Data Mining Tasks and Techniques</text:span>. <text:span text:style-name="T12">Kebangsaan International Information Technology Symposium (ITSim 03), Kuala Lumpur. 2003.</text:span></text:p>
                </text:list-item>
                <text:list-item>
                  <text:p text:style-name="P18"><text:span text:style-name="T1"><text:s/></text:span>Siti Norul Huda Abdullah, Abdul Razak Hamdan, Khairuddin Omar, <text:span text:style-name="T11">Mohd Zamri Murah</text:span>, etc. <text:span text:style-name="T6">Teknik Perlombongan Pengetahuan Dalam Data Perubatan</text:span>. Second National Conference on Cognitive Science. 2003<text:span text:style-name="T1">.</text:span></text:p>
                </text:list-item>
              </text:list>
            </text:list-item>
            <text:list-item>
              <text:p text:style-name="P19"><text:soft-page-break/>Manuskrip/mimeograf</text:p>
              <text:list>
                <text:list-item>
                  <text:p text:style-name="P18">Aziz Deraman, Abdul Razak Hamdan, Abdullah Mohd Zin, <text:span text:style-name="T11">Mohd Zamri Murah</text:span>, Kasmiran Jumari, Abdul Rashid Abdul Rahim. <text:span text:style-name="T6">Software Development and Maintenance Methodology: An User Computing Approach</text:span>. 1999. IRPA 04-02-02-0002.</text:p>
                </text:list-item>
                <text:list-item>
                  <text:p text:style-name="P18">Aziz Deraman, Abdul Razak Hamdan, Abdullah Mohd Zin, <text:span text:style-name="T11">Mohd Zamri Murah</text:span>, Kasmiran Jumari, Abdul Rashid Abdul Rahim.<text:span text:style-name="T1"> Piawaian </text:span><text:span text:style-name="T2">perancangan strategik teknologi maklumat.</text:span><text:span text:style-name="T1"> </text:span>IRPA 04-02-02-0002.</text:p>
                </text:list-item>
                <text:list-item>
                  <text:p text:style-name="P18"><text:span text:style-name="T4">Mohd Zamri Murah</text:span><text:span text:style-name="T1">, </text:span><text:span text:style-name="T2">Pengurusan Maklumat Internet</text:span><text:span text:style-name="T1">. Pusat Teknologi Maklumat, Universiti Kebangsaan Malaysia. Nota kursus 1993-1999.</text:span></text:p>
                </text:list-item>
                <text:list-item>
                  <text:p text:style-name="P18"><text:span text:style-name="T4">Mohd Zamri Murah</text:span><text:span text:style-name="T1">, </text:span><text:span text:style-name="T2">Sistem Pengoperasian Unix</text:span><text:span text:style-name="T1">. 200 mukasurat. 1994-1997. Nota kuliah.</text:span></text:p>
                </text:list-item>
              </text:list>
            </text:list-item>
            <text:list-item>
              <text:p text:style-name="P19">Laporan Teknik</text:p>
              <text:list>
                <text:list-item>
                  <text:p text:style-name="P18"><text:span text:style-name="T4">Mohd Zamri Murah</text:span><text:span text:style-name="T1">. Pembangunan dan penyelenggaraan perisian jawi berasaskan TeX. Laporan teknik FTSM. 1999.</text:span></text:p>
                </text:list-item>
                <text:list-item>
                  <text:p text:style-name="P18"><text:span text:style-name="T4">Mohd Zamri Murah</text:span><text:span text:style-name="T1">. Rekabentuk prototaip rumi-jawi. Laporan teknik FTSM. 1999.</text:span></text:p>
                </text:list-item>
                <text:list-item>
                  <text:p text:style-name="P18"><text:span text:style-name="T4">Mohd Zamri Murah</text:span><text:span text:style-name="T1">. Typesetting jawi using TeX. Laporan teknik. 1999.</text:span></text:p>
                </text:list-item>
              </text:list>
            </text:list-item>
          </text:list>
        </text:list-item>
        <text:list-item>
          <text:p text:style-name="P18">Kursus yang diikuti</text:p>
          <text:list>
            <text:list-item>
              <text:p text:style-name="P18">Penilaian Tahap kecekapan PTK 3. Universiti Kebangsaan Malaysia, 2004.</text:p>
            </text:list-item>
            <text:list-item>
              <text:p text:style-name="P18">Kursus Kaedah Pengurusan. Selesa Hill Country Homes, Selangor, 1995.</text:p>
            </text:list-item>
            <text:list-item>
              <text:p text:style-name="P18">Kursus pemikiran kreatif. Port Dickson, Seremban, 1996.</text:p>
            </text:list-item>
            <text:list-item>
              <text:p text:style-name="P18">Kursus kaedah pengajaran dan pembelajaran. Bagan Lalang, Selangor, 1991.</text:p>
            </text:list-item>
          </text:list>
        </text:list-item>
      </text:list>
      <text:p text:style-name="P14"/>
      <text:list xml:id="list32427342" text:continue-numbering="true" text:style-name="L1">
        <text:list-item>
          <text:p text:style-name="P18">Invention/Software Development</text:p>
          <text:list>
            <text:list-item>
              <text:p text:style-name="P18">Design and development of web-base rumi-jawi transliteration engine based on XML_RPC. 2009.</text:p>
            </text:list-item>
            <text:list-item>
              <text:p text:style-name="P18">Design and development of jawi keyboard layout. 2009.</text:p>
            </text:list-item>
            <text:list-item>
              <text:p text:style-name="P18">Design and development of jawi-malay transliteration engine. 2008.</text:p>
            </text:list-item>
            <text:list-item>
              <text:p text:style-name="P18">Design and development of UNICODE-based jawi words list. 2008.</text:p>
            </text:list-item>
            <text:list-item>
              <text:p text:style-name="P18">Development of MS Word add-in for rumi-jawi transliteration. 2008.</text:p>
            </text:list-item>
            <text:list-item>
              <text:p text:style-name="P18">Implementation of Learning Content Management System (LCMS) based on opensource softwares ( dotLRN, moodle, dokeos). 2002-2006.</text:p>
            </text:list-item>
            <text:list-item>
              <text:p text:style-name="P18">Development of a prototype web-based system for English-Malay information technology terminologies. 2001.</text:p>
            </text:list-item>
            <text:list-item>
              <text:p text:style-name="P18">Development of a prototype e-mail achives for FTSM. 2001.</text:p>
            </text:list-item>
            <text:list-item>
              <text:p text:style-name="P18">Development of a prototype to produce Unicode-based jawi document based on TeX document typesetting system. 2001.</text:p>
            </text:list-item>
            <text:list-item>
              <text:p text:style-name="P18">Development of jawi document processor based on TeX. 2000.</text:p>
            </text:list-item>
          </text:list>
        </text:list-item>
      </text:list>
      <text:p text:style-name="P17"/>
      <text:list xml:id="list32437950" text:continue-numbering="true" text:style-name="L1">
        <text:list-item>
          <text:p text:style-name="P18">Paten dan hakcipta</text:p>
          <text:list>
            <text:list-item>
              <text:p text:style-name="P18">Rumi-jawi transliteration software ( hakcipta )</text:p>
            </text:list-item>
            <text:list-item>
              <text:p text:style-name="P18"><text:soft-page-break/>Jawi keyboard layout ( hakcipta )</text:p>
            </text:list-item>
            <text:list-item>
              <text:p text:style-name="P18">Rumi-jawi add-in for MS Words. ( hakcipta )</text:p>
            </text:list-item>
          </text:list>
        </text:list-item>
        <text:list-item>
          <text:p text:style-name="P18">Pentadbiran/Jawatankuasa</text:p>
          <text:list>
            <text:list-item>
              <text:p text:style-name="P18"><text:span text:style-name="T9">Penyelaras</text:span>, e-learning peringkat universiti, Pusat Teknologi Maklumat, UKM. 2005-2007.</text:p>
            </text:list-item>
            <text:list-item>
              <text:p text:style-name="P18"><text:span text:style-name="T9">Ahli,</text:span> jawatankuasa abstrak, Seminar e-pembelajaran peringkat kebangsaan, 2006.</text:p>
            </text:list-item>
            <text:list-item>
              <text:p text:style-name="P18"><text:span text:style-name="T9">Pengerusi,</text:span> Seminar pemantapan jabatan sains dan pengurusan sistem ( mantap 05).</text:p>
            </text:list-item>
            <text:list-item>
              <text:p text:style-name="P18">Ahli, jawatankuasa rangkaian dan keselamatan universiti, UKM. 1995-1999.</text:p>
            </text:list-item>
            <text:list-item>
              <text:p text:style-name="P18">Ahli, Jawatanankuala perpustakaan peringkat universiti, UKM. 1995-1999.</text:p>
            </text:list-item>
            <text:list-item>
              <text:p text:style-name="P18"><text:span text:style-name="T9">Penyelara, </text:span>program sarjana muda UKM-Unitar, 1998-1999.</text:p>
            </text:list-item>
            <text:list-item>
              <text:p text:style-name="P18"><text:span text:style-name="T9">Penyelaras, </text:span>program sarjana muda UKM-ITM, 1995-1997.</text:p>
            </text:list-item>
            <text:list-item>
              <text:p text:style-name="P18"><text:span text:style-name="T9">Penyelaras</text:span>, program perakaunan Kolej Negeri, Negeri Sembilan, 1997-1998.</text:p>
            </text:list-item>
            <text:list-item>
              <text:p text:style-name="P18"><text:span text:style-name="T9">Penyelaras</text:span>, program teknologi maklumat, UKM-Kolej Yayasan MARA, 1997-1998.</text:p>
            </text:list-item>
            <text:list-item>
              <text:p text:style-name="P18"><text:span text:style-name="T9">Penyelaras</text:span>, program teknologi maklumat, UKM-Cosmopoint, 1996-1997.</text:p>
            </text:list-item>
          </text:list>
        </text:list-item>
        <text:list-item>
          <text:p text:style-name="P18">Keanggotaan badan iktisas</text:p>
          <text:list>
            <text:list-item>
              <text:p text:style-name="P18">Ahli, <text:span text:style-name="T6">Association of Computing Machinery</text:span>. (ACM) 1999-2003.</text:p>
            </text:list-item>
            <text:list-item>
              <text:p text:style-name="P18">Ahli, <text:span text:style-name="T6">Institute of Electrical Engineers</text:span>. (IEEE) 1999-2003.</text:p>
            </text:list-item>
            <text:list-item>
              <text:p text:style-name="P18">Persatuan Statistik Malaysia. 1991-1995.</text:p>
            </text:list-item>
            <text:list-item>
              <text:p text:style-name="P18">Actuarial Society of Malaysia. 1991-kini.</text:p>
            </text:list-item>
            <text:list-item>
              <text:p text:style-name="P18">Persatuan Matematik Malaysia. 1991-kini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1" svg:font-family="'Times New Roman'"/>
    <style:font-face style:name="Verdana" svg:font-family="Verdana, Helvetica, Arial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MY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MY" style:letter-kerning="true" style:font-name-asian="Times New Roman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justify" style:justify-single-word="false" fo:orphans="2" fo:widows="2" fo:text-indent="0.1575in" style:auto-text-indent="false" style:punctuation-wrap="simple" style:writing-mode="lr-tb"/>
      <style:text-properties style:use-window-font-color="true" style:font-name="Times" fo:font-size="10pt" fo:language="en" fo:country="US" style:font-size-asian="10pt" style:language-asian="en" style:country-asian="MY" style:font-name-complex="Times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text-indent="0in" style:auto-text-indent="false" style:punctuation-wrap="simple"/>
      <style:text-properties style:font-name="Times New Roman" fo:font-size="12pt" style:font-size-asian="12pt" style:language-asian="en" style:country-asian="US" style:font-name-complex="Times New Roman2" style:font-size-complex="12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in" fo:margin-right="0in" fo:margin-top="0in" fo:margin-bottom="1.111in" fo:line-height="0.222in" fo:hyphenation-ladder-count="no-limit" fo:text-indent="0in" style:auto-text-indent="false" fo:break-before="page" fo:keep-with-next="always">
        <style:tab-stops>
          <style:tab-stop style:position="0.1972in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in" fo:margin-right="0in" fo:margin-top="0.361in" fo:margin-bottom="0.1945in" fo:line-height="0.1945in" fo:hyphenation-ladder-count="no-limit" fo:text-indent="0in" style:auto-text-indent="false" fo:keep-with-next="always">
        <style:tab-stops>
          <style:tab-stop style:position="0.3154in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in" fo:margin-right="0in" fo:margin-top="0.3055in" fo:margin-bottom="0.1528in" fo:line-height="0.1665in" fo:hyphenation-ladder-count="no-limit" fo:text-indent="0in" style:auto-text-indent="false" fo:keep-with-next="always">
        <style:tab-stops>
          <style:tab-stop style:position="0.3543in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left="0in" fo:margin-right="0in" fo:margin-top="0.1665in" fo:margin-bottom="0.0417in" fo:text-indent="0in" style:auto-text-indent="false" fo:keep-with-next="always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left="0in" fo:margin-right="0in" fo:margin-top="0.1665in" fo:margin-bottom="0.0417in" fo:text-indent="0in" style:auto-text-indent="false"/>
      <style:text-properties style:font-name="Arial1" fo:font-size="11pt" style:font-size-asian="11pt" style:font-name-complex="Arial2" style:font-size-complex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0in" fo:margin-right="0in" fo:margin-top="0.1665in" fo:margin-bottom="0.0417in" fo:text-indent="0in" style:auto-text-indent="false"/>
      <style:text-properties style:font-name="Times New Roman" fo:font-size="11pt" fo:font-style="italic" style:font-size-asian="11pt" style:font-style-asian="italic" style:font-name-complex="Times New Roman2" style:font-size-complex="11pt" style:font-style-complex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left="0in" fo:margin-right="0in" fo:margin-top="0.1665in" fo:margin-bottom="0.0417in" fo:text-indent="0in" style:auto-text-indent="false"/>
      <style:text-properties style:font-name="Arial1" style:font-name-complex="Arial2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left="0in" fo:margin-right="0in" fo:margin-top="0.1665in" fo:margin-bottom="0.0417in" fo:text-indent="0in" style:auto-text-indent="false"/>
      <style:text-properties style:font-name="Arial1" fo:font-style="italic" style:font-style-asian="italic" style:font-name-complex="Arial2" style:font-style-complex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left="0in" fo:margin-right="0in" fo:margin-top="0.1665in" fo:margin-bottom="0.0417in" fo:text-indent="0in" style:auto-text-indent="false"/>
      <style:text-properties style:font-name="Arial1" fo:font-size="9pt" fo:font-style="italic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abstract" style:family="paragraph">
      <style:paragraph-properties fo:margin-left="0.3937in" fo:margin-right="0.3937in" fo:margin-top="0.4165in" fo:margin-bottom="0.0835in" fo:text-indent="0in" style:auto-text-indent="false"/>
      <style:text-properties fo:font-size="9pt" style:font-size-asian="9pt" style:font-size-complex="9pt"/>
    </style:style>
    <style:style style:name="author" style:family="paragraph" style:parent-style-name="Standard">
      <style:paragraph-properties fo:margin-top="0in" fo:margin-bottom="0.1528in" fo:text-align="center" style:justify-single-word="false"/>
    </style:style>
    <style:style style:name="authorinfo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Item" style:family="paragraph" style:parent-style-name="Standard">
      <style:paragraph-properties fo:margin-left="0.1575in" fo:margin-right="0in" fo:text-indent="-0.1575in" style:auto-text-indent="false">
        <style:tab-stops>
          <style:tab-stop style:position="0.1575in"/>
          <style:tab-stop style:position="0.3154in"/>
        </style:tab-stops>
      </style:paragraph-properties>
    </style:style>
    <style:style style:name="Bullet_20_Item" style:display-name="Bullet Item" style:family="paragraph" style:parent-style-name="Item"/>
    <style:style style:name="caption" style:family="paragraph" style:parent-style-name="Standard">
      <style:paragraph-properties fo:margin-top="0.0835in" fo:margin-bottom="0.0835in"/>
      <style:text-properties fo:font-weight="bold" style:font-weight-asian="bold" style:font-weight-complex="bold"/>
    </style:style>
    <style:style style:name="email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equation" style:family="paragraph" style:parent-style-name="Standard">
      <style:paragraph-properties fo:margin-left="0.1575in" fo:margin-right="0in" fo:margin-top="0.0835in" fo:margin-bottom="0.0835in" fo:text-align="center" style:justify-single-word="false" fo:text-indent="0.1575in" style:auto-text-indent="false">
        <style:tab-stops>
          <style:tab-stop style:position="4.3311in"/>
        </style:tab-stops>
      </style:paragraph-properties>
    </style:style>
    <style:style style:name="figlegend" style:family="paragraph" style:parent-style-name="Standard">
      <style:paragraph-properties fo:margin-left="0in" fo:margin-right="0in" fo:margin-top="0.0835in" fo:margin-bottom="0.1665in" fo:text-indent="0in" style:auto-text-indent="false" fo:keep-with-next="always"/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_20_text" style:display-name="footnote text" style:family="paragraph" style:parent-style-name="Standard">
      <style:paragraph-properties fo:margin-left="0.1181in" fo:margin-right="0in" fo:text-indent="-0.1181in" style:auto-text-indent="false">
        <style:tab-stops>
          <style:tab-stop style:position="0.1181in"/>
        </style:tab-stops>
      </style:paragraph-properties>
      <style:text-properties fo:font-size="9pt" style:font-size-asian="9pt" style:font-size-complex="9pt"/>
    </style:style>
    <style:style style:name="Fußnotentext.Footnote" style:family="paragraph" style:parent-style-name="Standard">
      <style:paragraph-properties fo:margin-left="0.1181in" fo:margin-right="0in" fo:text-indent="-0.1181in" style:auto-text-indent="false">
        <style:tab-stops>
          <style:tab-stop style:position="0.1181in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ing1" style:family="paragraph" style:parent-style-name="Standard">
      <style:paragraph-properties fo:margin-left="0in" fo:margin-right="0in" fo:margin-top="0.361in" fo:margin-bottom="0.1945in" fo:hyphenation-ladder-count="no-limit" fo:text-indent="0in" style:auto-text-indent="false" fo:keep-with-next="always">
        <style:tab-stops>
          <style:tab-stop style:position="0.3154in"/>
        </style:tab-stops>
      </style:paragraph-properties>
      <style:text-properties fo:font-size="12pt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heading2" style:family="paragraph" style:parent-style-name="Standard">
      <style:paragraph-properties fo:margin-left="0in" fo:margin-right="0in" fo:margin-top="0.3055in" fo:margin-bottom="0.1528in" fo:hyphenation-ladder-count="no-limit" fo:text-indent="0in" style:auto-text-indent="false" fo:keep-with-next="always">
        <style:tab-stops>
          <style:tab-stop style:position="0.3543in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heading3" style:family="paragraph" style:parent-style-name="Standard">
      <style:paragraph-properties fo:margin-left="0in" fo:margin-right="0in" fo:margin-top="0.222in" fo:margin-bottom="0in" fo:hyphenation-ladder-count="no-limit" fo:text-indent="0in" style:auto-text-indent="false" fo:keep-with-next="always">
        <style:tab-stops>
          <style:tab-stop style:position="0.1972in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heading4" style:family="paragraph" style:parent-style-name="Standard">
      <style:paragraph-properties fo:margin-left="0in" fo:margin-right="0in" fo:margin-top="0.222in" fo:margin-bottom="0in" fo:text-indent="0in" style:auto-text-indent="false"/>
      <style:text-properties fo:font-style="italic" style:font-style-asian="italic" style:font-style-complex="italic"/>
    </style:style>
    <style:style style:name="Numbered_20_Item" style:display-name="Numbered Item" style:family="paragraph" style:parent-style-name="Item"/>
    <style:style style:name="p1a" style:family="paragraph" style:parent-style-name="Standard">
      <style:paragraph-properties fo:margin-left="0in" fo:margin-right="0in" fo:text-indent="0in" style:auto-text-indent="false"/>
    </style:style>
    <style:style style:name="programcode" style:family="paragraph" style:parent-style-name="Standard">
      <style:paragraph-properties fo:margin-left="0.1575in" fo:margin-right="0in" fo:margin-top="0.0835in" fo:margin-bottom="0.0835in" fo:text-align="start" style:justify-single-word="false" fo:text-indent="0in" style:auto-text-indent="false">
        <style:tab-stops>
          <style:tab-stop style:position="0.9453in"/>
          <style:tab-stop style:position="1.0634in"/>
          <style:tab-stop style:position="1.1811in"/>
          <style:tab-stop style:position="1.2992in"/>
          <style:tab-stop style:position="1.4173in"/>
          <style:tab-stop style:position="1.5354in"/>
          <style:tab-stop style:position="1.6535in"/>
          <style:tab-stop style:position="1.772in"/>
        </style:tab-stops>
      </style:paragraph-properties>
      <style:text-properties style:font-name="Courier"/>
    </style:style>
    <style:style style:name="reference" style:family="paragraph" style:parent-style-name="Standard">
      <style:paragraph-properties fo:margin-left="0.1575in" fo:margin-right="0in" fo:text-indent="-0.1575in" style:auto-text-indent="false"/>
      <style:text-properties fo:font-size="9pt" style:font-size-asian="9pt" style:font-size-complex="9pt"/>
    </style:style>
    <style:style style:name="Running_20_head_20_-_20_left" style:display-name="Running head - left" style:family="paragraph" style:parent-style-name="Standard">
      <style:paragraph-properties fo:margin-left="0in" fo:margin-right="0in" fo:margin-top="0in" fo:margin-bottom="0.1665in" fo:line-height="0.1665in" fo:text-align="start" style:justify-single-word="false" fo:text-indent="0in" style:auto-text-indent="false">
        <style:tab-stops>
          <style:tab-stop style:position="0.472in"/>
          <style:tab-stop style:position="4.3311in" style:type="right"/>
          <style:tab-stop style:position="4.8035in" style:type="right"/>
        </style:tab-stops>
      </style:paragraph-properties>
      <style:text-properties fo:font-size="9pt" style:font-size-asian="9pt" style:font-size-complex="9pt"/>
    </style:style>
    <style:style style:name="Running_20_head_20_-_20_right" style:display-name="Running head - right" style:family="paragraph">
      <style:paragraph-properties fo:text-align="end" style:justify-single-word="false"/>
    </style:style>
    <style:style style:name="tablelegend" style:family="paragraph" style:parent-style-name="Standard">
      <style:paragraph-properties fo:margin-left="0in" fo:margin-right="0in" fo:margin-top="0.1665in" fo:margin-bottom="0.0835in" fo:text-indent="0in" style:auto-text-indent="false" fo:keep-with-next="always"/>
      <style:text-properties fo:font-size="9pt" fo:language="de" fo:country="DE" style:font-size-asian="9pt" style:font-size-complex="9pt"/>
    </style:style>
    <style:style style:name="title" style:family="paragraph" style:parent-style-name="Standard">
      <style:paragraph-properties fo:margin-top="0in" fo:margin-bottom="0.3193in" fo:line-height="0.2417in" fo:text-align="center" style:justify-single-word="false" fo:hyphenation-ladder-count="no-limit" fo:break-before="page" fo:keep-with-next="always">
        <style:tab-stops>
          <style:tab-stop style:position="0.1972in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address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Body_20_Text_20_21" style:display-name="Body Text 21" style:family="paragraph" style:parent-style-name="Standard"/>
    <style:style style:name="annotation_20_text" style:display-name="annotation text" style:family="paragraph" style:parent-style-name="Standard"/>
    <style:style style:name="annotation_20_subject" style:display-name="annotation subject" style:family="paragraph">
      <style:text-properties fo:font-weight="bold" style:font-weight-asian="bold" style:font-weight-complex="bold"/>
    </style:style>
    <style:style style:name="figure_20_legend" style:display-name="figure legend" style:family="paragraph" style:parent-style-name="Standard">
      <style:paragraph-properties fo:margin-left="0in" fo:margin-right="0in" fo:margin-top="0.0835in" fo:margin-bottom="0.1665in" fo:text-indent="0in" style:auto-text-indent="false" fo:keep-with-next="always"/>
      <style:text-properties fo:font-size="9pt" style:font-size-asian="9pt"/>
    </style:style>
    <style:style style:name="referenceitem" style:family="paragraph" style:parent-style-name="Standard">
      <style:paragraph-properties fo:margin-left="0.1575in" fo:margin-right="0in" fo:text-indent="-0.1575in" style:auto-text-indent="false"/>
      <style:text-properties fo:font-size="9pt" style:font-size-asian="9pt"/>
    </style:style>
    <style:style style:name="table_20_title" style:display-name="table title" style:family="paragraph" style:parent-style-name="Standard">
      <style:paragraph-properties fo:margin-left="0in" fo:margin-right="0in" fo:margin-top="0.1665in" fo:margin-bottom="0.0835in" fo:text-indent="0in" style:auto-text-indent="false" fo:keep-with-next="always"/>
      <style:text-properties fo:font-size="9pt" fo:language="de" fo:country="DE" style:font-size-asian="9pt"/>
    </style:style>
    <style:style style:name="List_20_Paragraph" style:display-name="List Paragraph" style:family="paragraph" style:parent-style-name="Standard">
      <style:paragraph-properties fo:margin-left="0.5in" fo:margin-right="0in" fo:text-indent="0.1575in" style:auto-text-indent="false"/>
    </style:style>
    <style:style style:name="Title" style:family="paragraph" style:parent-style-name="Standard" style:next-style-name="Subtitle" style:class="chapter">
      <style:paragraph-properties fo:margin-top="0in" fo:margin-bottom="0.2083in" fo:text-align="center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mbria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style:font-name="Times" fo:font-size="10pt" fo:language="en" fo:country="US" style:font-size-asian="10pt" style:language-asian="en" style:country-asian="MY" style:font-name-complex="Times1" style:font-size-complex="10pt"/>
    </style:style>
    <style:style style:name="footnote_20_reference" style:display-name="footnote reference" style:family="text" style:parent-style-name="Default_20_Paragraph_20_Font">
      <style:text-properties style:text-position="0% 100%" fo:font-size="6pt" style:font-size-asian="6pt" style:font-size-complex="6pt"/>
    </style:style>
    <style:style style:name="Footnote_20_Text_20_Char" style:display-name="Footnote Text Char" style:family="text" style:parent-style-name="Default_20_Paragraph_20_Font">
      <style:text-properties style:font-name="Times" fo:font-size="9pt" fo:language="en" fo:country="US" style:font-size-asian="9pt" style:language-asian="en" style:country-asian="MY" style:font-name-complex="Times1" style:font-size-complex="9pt"/>
    </style:style>
    <style:style style:name="Header_20_Char" style:display-name="Header Char" style:family="text" style:parent-style-name="Default_20_Paragraph_20_Font">
      <style:text-properties style:font-name="Times" fo:font-size="10pt" fo:language="en" fo:country="US" style:font-size-asian="10pt" style:language-asian="en" style:country-asian="MY" style:font-name-complex="Times1" style:font-size-complex="10pt"/>
    </style:style>
    <style:style style:name="Heading_20_1_20_Char" style:display-name="Heading 1 Char" style:family="text" style:parent-style-name="Default_20_Paragraph_20_Font">
      <style:text-properties style:font-name="Times" fo:font-size="14pt" fo:language="en" fo:country="US" fo:font-weight="bold" style:font-size-asian="14pt" style:language-asian="en" style:country-asian="MY" style:font-weight-asian="bold" style:font-name-complex="Times1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Times" fo:font-size="10pt" fo:language="en" fo:country="US" fo:font-weight="bold" style:font-size-asian="10pt" style:language-asian="en" style:country-asian="MY" style:font-weight-asian="bold" style:font-name-complex="Times1" style:font-size-complex="10pt" style:font-weight-complex="bold"/>
    </style:style>
    <style:style style:name="Heading_20_3_20_Char" style:display-name="Heading 3 Char" style:family="text" style:parent-style-name="Default_20_Paragraph_20_Font">
      <style:text-properties style:font-name="Times" fo:font-size="10pt" fo:language="en" fo:country="US" fo:font-weight="bold" style:font-size-asian="10pt" style:language-asian="en" style:country-asian="MY" style:font-weight-asian="bold" style:font-name-complex="Times1" style:font-size-complex="10pt" style:font-weight-complex="bold"/>
    </style:style>
    <style:style style:name="Heading_20_4_20_Char" style:display-name="Heading 4 Char" style:family="text" style:parent-style-name="Default_20_Paragraph_20_Font">
      <style:text-properties style:font-name="Arial1" fo:font-size="12pt" fo:language="en" fo:country="US" fo:font-weight="bold" style:font-size-asian="12pt" style:language-asian="en" style:country-asian="MY" style:font-weight-asian="bold" style:font-name-complex="Arial2" style:font-size-complex="12pt" style:font-weight-complex="bold"/>
    </style:style>
    <style:style style:name="Heading_20_5_20_Char" style:display-name="Heading 5 Char" style:family="text" style:parent-style-name="Default_20_Paragraph_20_Font">
      <style:text-properties style:font-name="Arial1" fo:language="en" fo:country="US" style:language-asian="en" style:country-asian="MY" style:font-name-complex="Arial2"/>
    </style:style>
    <style:style style:name="Heading_20_6_20_Char" style:display-name="Heading 6 Char" style:family="text" style:parent-style-name="Default_20_Paragraph_20_Font">
      <style:text-properties style:font-name="Times New Roman" fo:language="en" fo:country="US" fo:font-style="italic" style:language-asian="en" style:country-asian="MY" style:font-style-asian="italic" style:font-name-complex="Times New Roman2" style:font-style-complex="italic"/>
    </style:style>
    <style:style style:name="Heading_20_7_20_Char" style:display-name="Heading 7 Char" style:family="text" style:parent-style-name="Default_20_Paragraph_20_Font">
      <style:text-properties style:font-name="Arial1" fo:font-size="10pt" fo:language="en" fo:country="US" style:font-size-asian="10pt" style:language-asian="en" style:country-asian="MY" style:font-name-complex="Arial2" style:font-size-complex="10pt"/>
    </style:style>
    <style:style style:name="Heading_20_8_20_Char" style:display-name="Heading 8 Char" style:family="text" style:parent-style-name="Default_20_Paragraph_20_Font">
      <style:text-properties style:font-name="Arial1" fo:font-size="10pt" fo:language="en" fo:country="US" fo:font-style="italic" style:font-size-asian="10pt" style:language-asian="en" style:country-asian="MY" style:font-style-asian="italic" style:font-name-complex="Arial2" style:font-size-complex="10pt" style:font-style-complex="italic"/>
    </style:style>
    <style:style style:name="Heading_20_9_20_Char" style:display-name="Heading 9 Char" style:family="text" style:parent-style-name="Default_20_Paragraph_20_Font">
      <style:text-properties style:font-name="Arial1" fo:font-size="9pt" fo:language="en" fo:country="US" fo:font-style="italic" fo:font-weight="bold" style:font-size-asian="9pt" style:language-asian="en" style:country-asian="MY" style:font-style-asian="italic" style:font-weight-asian="bold" style:font-name-complex="Arial2" style:font-size-complex="9pt" style:font-style-complex="italic" style:font-weight-complex="bold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size-asian="8pt" style:language-asian="en" style:country-asian="MY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" fo:font-size="10pt" fo:language="en" fo:country="US" style:font-size-asian="10pt" style:language-asian="en" style:country-asian="MY" style:font-name-complex="Times1" style:font-size-complex="10pt"/>
    </style:style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35in" fo:language="en" fo:country="US" style:letter-kerning="true" style:font-size-asian="26pt" style:language-asian="en" style:country-asian="MY" style:font-size-complex="26pt"/>
    </style:style>
    <style:style style:name="Body_20_Text_20_Char" style:display-name="Body Text Char" style:family="text" style:parent-style-name="Default_20_Paragraph_20_Font">
      <style:text-properties style:font-name="Times New Roman" fo:font-size="12pt" fo:language="en" fo:country="US" style:font-size-asian="12pt" style:font-name-complex="Times New Roman2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fo:text-align="end" style:justify-single-word="false" style:page-number="auto"/>
    </style:style>
    <style:page-layout style:name="Mpm1">
      <style:page-layout-properties fo:page-width="8.2673in" fo:page-height="11.6925in" style:num-format="1" style:print-orientation="portrait" fo:margin-top="1in" fo:margin-bottom="0.4917in" fo:margin-left="1in" fo:margin-right="1in" style:writing-mode="lr-tb" style:layout-grid-color="#c0c0c0" style:layout-grid-lines="2591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5in" fo:page-height="10.978in" style:num-format="1" style:print-orientation="portrait" fo:margin-top="1in" fo:margin-bottom="1in" fo:margin-left="1.25in" fo:margin-right="1.25in" style:writing-mode="lr-tb" style:layout-grid-color="#c0c0c0" style:layout-grid-lines="22803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Footer"/>
      </style:foot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zamri</meta:initial-creator>
    <dc:creator>mohd zamri murah murah</dc:creator>
    <meta:editing-cycles>40</meta:editing-cycles>
    <meta:print-date>2008-10-08T02:17:00</meta:print-date>
    <meta:creation-date>2008-01-17T02:24:00</meta:creation-date>
    <dc:date>2009-09-03T12:33:46.28</dc:date>
    <meta:editing-duration>PT00H40M55S</meta:editing-duration>
    <meta:generator>OpenOffice.org/3.1$Win32 OpenOffice.org_project/310m11$Build-9399</meta:generator>
    <meta:document-statistic meta:table-count="0" meta:image-count="0" meta:object-count="0" meta:page-count="10" meta:paragraph-count="224" meta:word-count="2284" meta:character-count="16748"/>
    <meta:template xlink:type="simple" xlink:actuate="onRequest" xlink:title="Normal.dotm" xlink:href=""/>
  </office:meta>
</office:document-meta>
</file>